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3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formula="of:=3.4*3.141592" office:value-type="float" office:value="10.6814128">
            <text:p>10,6814128</text:p>
          </table:table-cell>
          <table:table-cell office:value-type="string">
            <text:p>perimetro roda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vel max</text:p>
          </table:table-cell>
          <table:table-cell table:number-columns-repeated="7"/>
        </table:table-row>
        <table:table-row table:style-name="ro1">
          <table:table-cell table:formula="of:=[.A2]/[.A1]" office:value-type="float" office:value="14.0430861355719">
            <text:p>14,0430861356</text:p>
          </table:table-cell>
          <table:table-cell office:value-type="string">
            <text:p>giros por segundo para velocidade máxima</text:p>
          </table:table-cell>
          <table:table-cell table:number-columns-repeated="7"/>
        </table:table-row>
        <table:table-row table:style-name="ro1">
          <table:table-cell table:formula="of:=[.A3]/7" office:value-type="float" office:value="2.00615516222455">
            <text:p>2,0061551622</text:p>
          </table:table-cell>
          <table:table-cell office:value-type="string">
            <text:p>giros por segundo para velocidade minima (maxima/7)</text:p>
          </table:table-cell>
          <table:table-cell table:number-columns-repeated="7"/>
        </table:table-row>
        <table:table-row table:style-name="ro1">
          <table:table-cell table:formula="of:=[.A4]/30" office:value-type="float" office:value="0.0668718387408185">
            <text:p>0,0668718387</text:p>
          </table:table-cell>
          <table:table-cell office:value-type="string">
            <text:p>vel min / 30 imagens (velocidade minima por imagem)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ulsos por giro</text:p>
          </table:table-cell>
          <table:table-cell table:number-columns-repeated="7"/>
        </table:table-row>
        <table:table-row table:style-name="ro2">
          <table:table-cell table:formula="of:=[.A6]*[.A5]" office:value-type="float" office:value="3.20984825955929">
            <text:p>3,2098482596</text:p>
          </table:table-cell>
          <table:table-cell office:value-type="string">
            <text:p>pulsos na velocidade 1</text:p>
          </table:table-cell>
          <table:table-cell/>
          <table:table-cell table:formula="of:=INT([.A7])" office:value-type="float" office:value="3">
            <text:p>3</text:p>
          </table:table-cell>
          <table:table-cell/>
          <table:table-cell table:style-name="ce1" table:formula="of:=[.D7]/[.$A$6]*30*[.$A$1]" office:value-type="float" office:value="20.027649">
            <text:p>20</text:p>
          </table:table-cell>
          <table:table-cell office:value-type="string">
            <text:p>cm/s</text:p>
          </table:table-cell>
          <table:table-cell table:style-name="ce2" table:formula="of:=[.F7]/30" office:value-type="float" office:value="0.6675883">
            <text:p>0,7</text:p>
          </table:table-cell>
          <table:table-cell office:value-type="string">
            <text:p>cm a cada período de 33ms</text:p>
          </table:table-cell>
        </table:table-row>
        <table:table-row table:style-name="ro2">
          <table:table-cell table:formula="of:=[.A7]+[.$A$7]" office:value-type="float" office:value="6.41969651911857">
            <text:p>6,4196965191</text:p>
          </table:table-cell>
          <table:table-cell office:value-type="string">
            <text:p>pulsos na velocidade 2</text:p>
          </table:table-cell>
          <table:table-cell/>
          <table:table-cell table:formula="of:=INT([.A8])" office:value-type="float" office:value="6">
            <text:p>6</text:p>
          </table:table-cell>
          <table:table-cell/>
          <table:table-cell table:style-name="ce1" table:formula="of:=[.D8]/[.$A$6]*30*[.$A$1]" office:value-type="float" office:value="40.055298">
            <text:p>40</text:p>
          </table:table-cell>
          <table:table-cell office:value-type="string">
            <text:p>cm/s</text:p>
          </table:table-cell>
          <table:table-cell table:style-name="ce2" table:formula="of:=[.F8]/30" office:value-type="float" office:value="1.3351766">
            <text:p>1,3</text:p>
          </table:table-cell>
          <table:table-cell office:value-type="string">
            <text:p>cm a cada período de 33ms</text:p>
          </table:table-cell>
        </table:table-row>
        <table:table-row table:style-name="ro2">
          <table:table-cell table:formula="of:=[.A8]+[.$A$7]" office:value-type="float" office:value="9.62954477867786">
            <text:p>9,6295447787</text:p>
          </table:table-cell>
          <table:table-cell office:value-type="string">
            <text:p>pulsos na velocidade 3</text:p>
          </table:table-cell>
          <table:table-cell/>
          <table:table-cell table:formula="of:=INT([.A9])" office:value-type="float" office:value="9">
            <text:p>9</text:p>
          </table:table-cell>
          <table:table-cell/>
          <table:table-cell table:style-name="ce1" table:formula="of:=[.D9]/[.$A$6]*30*[.$A$1]" office:value-type="float" office:value="60.082947">
            <text:p>60</text:p>
          </table:table-cell>
          <table:table-cell office:value-type="string">
            <text:p>cm/s</text:p>
          </table:table-cell>
          <table:table-cell table:style-name="ce2" table:formula="of:=[.F9]/30" office:value-type="float" office:value="2.0027649">
            <text:p>2,0</text:p>
          </table:table-cell>
          <table:table-cell office:value-type="string">
            <text:p>cm a cada período de 33ms</text:p>
          </table:table-cell>
        </table:table-row>
        <table:table-row table:style-name="ro2">
          <table:table-cell table:formula="of:=[.A9]+[.$A$7]" office:value-type="float" office:value="12.8393930382371">
            <text:p>12,8393930382</text:p>
          </table:table-cell>
          <table:table-cell office:value-type="string">
            <text:p>pulsos na velocidade 4</text:p>
          </table:table-cell>
          <table:table-cell/>
          <table:table-cell table:formula="of:=INT([.A10])" office:value-type="float" office:value="12">
            <text:p>12</text:p>
          </table:table-cell>
          <table:table-cell/>
          <table:table-cell table:style-name="ce1" table:formula="of:=[.D10]/[.$A$6]*30*[.$A$1]" office:value-type="float" office:value="80.110596">
            <text:p>80</text:p>
          </table:table-cell>
          <table:table-cell office:value-type="string">
            <text:p>cm/s</text:p>
          </table:table-cell>
          <table:table-cell table:style-name="ce2" table:formula="of:=[.F10]/30" office:value-type="float" office:value="2.6703532">
            <text:p>2,7</text:p>
          </table:table-cell>
          <table:table-cell office:value-type="string">
            <text:p>cm a cada período de 33ms</text:p>
          </table:table-cell>
        </table:table-row>
        <table:table-row table:style-name="ro2">
          <table:table-cell table:formula="of:=[.A10]+[.$A$7]" office:value-type="float" office:value="16.0492412977964">
            <text:p>16,0492412978</text:p>
          </table:table-cell>
          <table:table-cell office:value-type="string">
            <text:p>pulsos na velocidade 5</text:p>
          </table:table-cell>
          <table:table-cell/>
          <table:table-cell table:formula="of:=INT([.A11])" office:value-type="float" office:value="16">
            <text:p>16</text:p>
          </table:table-cell>
          <table:table-cell/>
          <table:table-cell table:style-name="ce1" table:formula="of:=[.D11]/[.$A$6]*30*[.$A$1]" office:value-type="float" office:value="106.814128">
            <text:p>107</text:p>
          </table:table-cell>
          <table:table-cell office:value-type="string">
            <text:p>cm/s</text:p>
          </table:table-cell>
          <table:table-cell table:style-name="ce2" table:formula="of:=[.F11]/30" office:value-type="float" office:value="3.56047093333333">
            <text:p>3,6</text:p>
          </table:table-cell>
          <table:table-cell office:value-type="string">
            <text:p>cm a cada período de 33ms</text:p>
          </table:table-cell>
        </table:table-row>
        <table:table-row table:style-name="ro2">
          <table:table-cell table:formula="of:=[.A11]+[.$A$7]" office:value-type="float" office:value="19.2590895573557">
            <text:p>19,2590895574</text:p>
          </table:table-cell>
          <table:table-cell office:value-type="string">
            <text:p>pulsos na velocidade 6</text:p>
          </table:table-cell>
          <table:table-cell/>
          <table:table-cell table:formula="of:=INT([.A12])" office:value-type="float" office:value="19">
            <text:p>19</text:p>
          </table:table-cell>
          <table:table-cell/>
          <table:table-cell table:style-name="ce1" table:formula="of:=[.D12]/[.$A$6]*30*[.$A$1]" office:value-type="float" office:value="126.841777">
            <text:p>127</text:p>
          </table:table-cell>
          <table:table-cell office:value-type="string">
            <text:p>cm/s</text:p>
          </table:table-cell>
          <table:table-cell table:style-name="ce2" table:formula="of:=[.F12]/30" office:value-type="float" office:value="4.22805923333333">
            <text:p>4,2</text:p>
          </table:table-cell>
          <table:table-cell office:value-type="string">
            <text:p>cm a cada período de 33ms</text:p>
          </table:table-cell>
        </table:table-row>
        <table:table-row table:style-name="ro2">
          <table:table-cell table:formula="of:=[.A12]+[.$A$7]" office:value-type="float" office:value="22.468937816915">
            <text:p>22,4689378169</text:p>
          </table:table-cell>
          <table:table-cell office:value-type="string">
            <text:p>pulsos na velocidade 7</text:p>
          </table:table-cell>
          <table:table-cell/>
          <table:table-cell table:formula="of:=INT([.A13])" office:value-type="float" office:value="22">
            <text:p>22</text:p>
          </table:table-cell>
          <table:table-cell/>
          <table:table-cell table:style-name="ce1" table:formula="of:=[.D13]/[.$A$6]*30*[.$A$1]" office:value-type="float" office:value="146.869426">
            <text:p>147</text:p>
          </table:table-cell>
          <table:table-cell office:value-type="string">
            <text:p>cm/s</text:p>
          </table:table-cell>
          <table:table-cell table:style-name="ce2" table:formula="of:=[.F13]/30" office:value-type="float" office:value="4.89564753333333">
            <text:p>4,9</text:p>
          </table:table-cell>
          <table:table-cell office:value-type="string">
            <text:p>cm a cada período de 33ms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8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15:14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3-10-07T00:27:01</meta:creation-date>
    <dc:date>2013-10-07T18:16:30</dc:date>
    <dc:creator>Rene </dc:creator>
    <meta:editing-duration>P0D</meta:editing-duration>
    <meta:editing-cycles>2</meta:editing-cycles>
    <meta:generator>LibreOffice/4.0.2.2$Linux_x86 LibreOffice_project/400m0$Build-2</meta:generator>
    <meta:document-statistic meta:table-count="1" meta:cell-count="61" meta:object-count="0"/>
  </office:meta>
</office:document-meta>
</file>